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reight" svg:font-family="freight, freight-fallback,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start" style:justify-single-word="false"/>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Text_20_body">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use-window-font-color="tru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Standard"/>
      <text:p text:style-name="P5"><draw:frame draw:style-name="fr1" draw:name="Rahmen1" text:anchor-type="paragraph" svg:x="1.1138in" svg:y="0.0791in" svg:width="4.2362in" draw:z-index="1"><draw:text-box fo:min-height="5.9925in"><text:table-of-content text:style-name="Sect1" text:protected="true" text:name="Inhaltsverzeichnis2"><text:table-of-content-source text:outline-level="10"><text:index-title-template text:style-name="Contents_20_Heading">Inhaltsverzeichni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Inhaltsverzeichnis2_Head"><text:p text:style-name="Contents_20_Heading">Inhaltsverzeichnis</text:p></text:index-title><text:p text:style-name="P9"><text:s/>0.Prolog<text:tab/>5</text:p><text:p text:style-name="P9"><text:s/>1.Büro 1: Schlemmer<text:tab/>8</text:p><text:p text:style-name="P9"><text:s/>2.Büro 2: Ingeborg<text:tab/>10</text:p><text:p text:style-name="P9"><text:s/>3.Büro 3: Kommission<text:tab/>12</text:p><text:p text:style-name="P9"><text:s/>4.Büro 4: Hazeltine 1<text:tab/>15</text:p><text:p text:style-name="P9"><text:s/>5.Flughafen 1: Scarlett<text:tab/>17</text:p><text:p text:style-name="P9"><text:s/>6.Büro 5: Scarlett wird vermisst<text:tab/>20</text:p><text:p text:style-name="P9"><text:s/>7.Büro 6: Scarlett kommt wieder<text:tab/>25</text:p><text:p text:style-name="P9"><text:s/>8.Büro 7: Otto<text:tab/>28</text:p><text:p text:style-name="P9"><text:s/>9.Straße 1: Festnahme<text:tab/>33</text:p><text:p text:style-name="P9"><text:s/>10.Wohnung 1: Offenbarung<text:tab/>34</text:p><text:p text:style-name="P9"><text:s/>11.Straße 2: Fahrt nach Osten<text:tab/>39</text:p><text:p text:style-name="P9"><text:s/>12.DDR 1: Hotel Potemkin<text:tab/>40</text:p><text:p text:style-name="P9"><text:s/>13.DDR 2: Verhör<text:tab/>43</text:p><text:p text:style-name="P9"><text:s/>14.Strasse 3: Austausch<text:tab/>45</text:p><text:p text:style-name="P9"><text:s/>15.Büro 8: Das Erwachen<text:tab/>47</text:p><text:p text:style-name="P9"><text:s/>16.Büro 9: Hazeltine 2<text:tab/>51</text:p><text:p text:style-name="P9"><text:s/>17.Büro 10: Metamorphose 1<text:tab/>52</text:p><text:p text:style-name="P9"><text:s/>18.Büro 11: Metamorphose 2<text:tab/>54</text:p><text:p text:style-name="P9"><text:s/>19.Büro 12: Phyllis geht<text:tab/>59</text:p><text:p text:style-name="P9"><text:s/>20.Büro 13: Menü<text:tab/>61</text:p><text:p text:style-name="P9"><text:s/>21.Büro 14: Der Graf<text:tab/>63</text:p><text:p text:style-name="P9"><text:s/>22.Büro 15: Journalist<text:tab/>66</text:p><text:p text:style-name="P9"><text:s/>23.Büro 16: Peripetchikoff<text:tab/>69</text:p><text:p text:style-name="P9"><text:s/>24.Straße 4: Fahrt zum Flughafen<text:tab/>72</text:p><text:p text:style-name="P9"><text:s/>25.Flughafen 2: Hazeltines<text:tab/>75</text:p><text:p text:style-name="P9"><text:s/>26.Flughafen 3: Phyllis<text:tab/>78</text:p></text:index-body></text:table-of-content><text:p text:style-name="Frame_20_contents"/></draw:text-box></draw:frame></text:p>
      <text:p text:style-name="Standard"><draw:frame draw:style-name="fr2" draw:name="Objekt1" text:anchor-type="paragraph" svg:x="0.1457in" svg:y="0.4354in" svg:width="0.8898in" svg:height="5.7902in" draw:z-index="2"><draw:object xlink:href="./Object 2" xlink:type="simple" xlink:show="embed" xlink:actuate="onLoad"/><draw:image xlink:href="./ObjectReplacements/Object 2" xlink:type="simple" xlink:show="embed" xlink:actuate="onLoad"/></draw:frame></text:p>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
      <text:p text:style-name="Standard">Und weitere kleine Nebenrollen</text:p>
      <text:p text:style-name="P5"/>
      <text:p text:style-name="Standard"/>
      <text:p text:style-name="Standard"><draw:frame draw:style-name="fr2" draw:name="Szenen" text:anchor-type="paragraph" svg:x="0.0043in" svg:y="0.011in" svg:width="7.0146in" svg:height="6.4866in" draw:z-index="0"><draw:object xlink:href="./Object 1" xlink:type="simple" xlink:show="embed" xlink:actuate="onLoad"/><draw:image xlink:href="./ObjectReplacements/Object 1" xlink:type="simple" xlink:show="embed" xlink:actuate="onLoad"/></draw:frame></text:p>
      <text:h text:style-name="P8" text:outline-level="1" text:restart-numbering="true" text:start-value="-1">Prolog</text:h>
      <text:p text:style-name="Text_20_body">[Das Licht ist noch an, man sieht die Bühne und die Nebenbühnen mit den Flaggen der USA, Englamds, der BRD, der DDR und der UdSSR. MC kommt auf die Bühne, um das Publikum etwas zu unterhalten, weil sich die Vorstellung verzögert. MC erklärt dies den Zuschauern und überlegt, was man jetzt so anstellen könnte um sich die Zeit zu vertreibern. Entdeckt die Zeitung auf dem Schreibtisch, eingeklemmt in einen Zeitungsstock. Nimmt sie schlägt sie auf und liest ...]</text:p>
      <text:p text:style-name="Text_20_body">MC: Ach... ist der süß... [hält die doppelseitige Werbung für den Mini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text:line-break/>Okay, ich schau mal, ob ich was Interessantes hier entdecke.</text:p>
      <text:p text:style-name="Text_20_body">[Dreht die Zeitung wieder und schlägt sie auf]<text:line-break/>Aaalso.. Berliner Zeitung von... ja, heute, 1959. Was ist 1959 denn so los in der Welt? </text:p>
      <text:p text:style-name="P10">2,9 Milliarden Menschen leben auf dem Planeten Erde.<text:line-break/><text:span text:style-name="T1">Wir wären schon weit über 3 Milliarden, hätten wir nicht so viel Kriege gehabt in den letzten 45 Jahren. Allein zwei Weltkriege! Gerade Europa ist ein mörderischer Kontinent.</text:span></text:p>
      <text:p text:style-name="Text_20_body"><text:span text:style-name="T1">Politik:</text:span><text:span text:style-name="T3"> In den USA wird die American Nazi Party gegründet, die sich offen auf die NSDAP, Hitler und das Hakenkreuz bezieht.</text:span> <text:line-break/>Das ist krass. Bei uns haben sie vor 10 Jahren noch entnazifiziert, bei sich zu Hause nazifizieren sie. Aber, naja, auch hier haben sie nur die prominenten Nazis gehängt... all die kleinen Mitläufer, die die Schweinereien überhaupt möglich gemacht haben, lassen sie weiter mitlaufen...</text:p>
      <text:p text:style-name="Text_20_body">Ah... dazu passt das hier: <text:line-break/><text:span text:style-name="T3">President Eisenhower ehrt Wernher von Braun für seinen Regierungsdienst.</text:span><text:span text:style-name="T1"><text:line-break/>A</text:span><text:span text:style-name="T2">usgerechnet Wernher von Braun, der Raketenpionier. Vor 15 Jahren flogen seine Raketen, von KZ-Häftlingen gebaut, über eintausend Angriffe auf London. Hier von den Haag aus [zeigt die Flugstrecke auf der Karte]. Nun wird er geehrt. Aber klar, die sogenannte "Vergeltungswaffe 2" lieferte die Blaupause für alles, was danach an Raketentechnik kam. Die Sowjets erbeuteten zu Kriegsende ein paar Exemplare und entwickelten die weiter, die Amis erbeuteten Wernher von Braun.</text:span></text:p>
      <text:p text:style-name="Text_20_body">[schaut jetzt weniger in die Zeitung, als dass er die Orte auf der Karte zeigt und frei “liest”]<text:line-break/><text:span text:style-name="T3">Die USA entscheiden, nukleare Mittelstreckenraketen in England, in Apulien und in der Türkei aufzustellen. Jetzt ist selbst ein nuklearer Erstschlag nicht ausgeschlossen, der jede Vergeltung unmöglich macht. Es können Ziele in der Sowietunion und sogar die Hauptstadt Moskau getroffen werden.</text:span><text:span text:style-name="T1"> <text:line-break/>[Zeigt die Orte und Flugstrecken] Was kaum jemand mitbekommt: die Sowjets haben schon im Januar ein Dutzend Raketen etwa hier aufgestellt, nördlich von Berlin. Damit konnten sie Ziele in Frankreich und England treffen. Kreml-Chef Chruschtschow droht ganz unverholen: "Es kostet nur ein paar sowjetische Raketen, Europa zu zerstören..." Allerdings, die USA erreichen sie damit nicht.</text:span></text:p>
      <text:p text:style-name="Text_20_body"><text:span text:style-name="T3">Che Guevaras Revolution ist erfolgreich und Fidel Castro übernimmt die Macht in Kuba. </text:span><text:line-break/>Ha, Che und Fidel sind ja Kommunisten! Jetzt könnten doch die Sowjets auf die Idee kommen, ihre Raketen in Kuba aufzustellen!? Ich sage euch Leute, es wird keine drei Jahre dauern, da machen die das. Und die Amerikaner kriegen dann doch Angst und die Welt wird haarscharf am nuklearen <text:soft-page-break/>Holocaust vorbeischrammen! Und wo ich jetzt schon am Hellsehen bin... Fidel Castro wird ein halbes Jahrhundert der Máximo Lider in Kuba bleiben... und Wernher von Braun schießt in 10 Jahren die ersten Menschen auf den Mond!</text:p>
      <text:p text:style-name="Text_20_body"><text:span text:style-name="T1">Damit sind wir wieder in Deutsch</text:span>land... [blättert um] ah, hier, ja klar, hätte man sich schon denken können: Ist gespalten! Schon seit 10 Jahren. Die Westmächte haben den von Ihnen besetzten Teil nach dem Krieg in die BRD verwandelt, die Sowjets ihren Ostteil des Kuchens in die DDR. [zeigt auf der Karte] Und mitten drin, wie eine Kirsche: Berlin. Eine ziemlich ramponierte Kirsche. Berlin liegt noch immer in Schutt und Asche, total zerbombt vom Krieg...</text:p>
      <text:p text:style-name="Text_20_body"><text:span text:style-name="T3">Die Deutsche Demokratische Republik erhält eine neue Landesflagge: Schwarz-Rot-Gold, darauf das Staatswappen mit Ährenkranz, Hammer und Sichel.</text:span><text:line-break/>Jetzt gibt es also zwei deutsche Flaggen... und die hängen sie jetzt überall auf. In Ostberlin klebt man das St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Sektoren recht frei bewegen, richtig schön mitten durchs Brandenburger Tor, da gibt es nur ein paar Kontrollen. Aber schon bald, in zwei Jahren, stehen sich mitten in Berlin wieder Panzer gegenüber und es wird eine Mauer gebaut. Ganz Westberlin wird eingemauert. Weil diese halbe Stadt mitten im Gebiet der DDR liegt und so viele Leute dorthin fliehen. Aber in genau 30 Jahren wird die Mauer von den Bürgern der DDR wieder eingerissen, immerhin!</text:p>
      <text:p text:style-name="Text_20_body">[Blättert wieder um]<text:line-break/>Kommen wir also zu den Lokalnachrichten von Berlin.</text:p>
      <text:p text:style-name="Text_20_body"><text:span text:style-name="T3">Willy Brandt erneut zum Regierenden Bürgermeister von Berlin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3">Der Ostberliner Fernsehfunk strahlt zum erstenmal das »Sandmännchen« aus!</text:span><text:line-break/>Der wird richtig Karriere machen, der bleibt.</text:p>
      <text:p text:style-name="Text_20_body"><text:span text:style-name="T1">Damit sind wir bei der Kultur. Ah... hier: <text:line-break/></text:span><text:span text:style-name="T3">Billy Wilders Komödie "Manche mögen's heiß" hat Premiere. In den USA wird die erste Folge der Fernsehserie Bonanza ausgestrahlt. Mattel stellt die erste Barbie-Puppe vor! <text:line-break/></text:span><text:span text:style-name="T1">Ja! Das ist doch schön. Mit Amerika als Leitkultur des Westens kann nichts schiefgehen. Und hier... [blättert weiter zu einer ganzseitigen Werbung] ... was gibt es typischeres für diese Kultur als </text:span><text:span text:style-name="T4">Coca-Cola! </text:span>Und damit sind wir beim Thema des heutigen Abends. Denn trotz aller Kriege und Spaltungen: Eines eint uns alle auf der Welt, der Durst! Der Durst nach Coca-Cola! <text:span text:style-name="T1">[zeigt dabei die doppelseitige Werbung in der Zeitung]</text:span></text:p>
      <text:p text:style-name="Text_20_body">Coca-Cola wurde 1886 in Atlanta, Georgia, erfunden. Wichtige Zutaten: Kokablatt und Kolanuss... also Kokain und Koffein!! Fast dreißig Jahre später erst wurde der Zusatz von Kokain verboten. Damit wurde Anderes wichtig für den Erfolg: extreme Werbung, gekühlte Getränkeautomaten, eine streng geheim gehaltene Rezeptur, und ein weltweites Netz von Abfüllbetrieben, überall. Das sind all die kleinen Nadeln hier [zeigt auf die Karte]</text:p>
      <text:p text:style-name="Text_20_body">Und hier in Deutschland? Da gibt es auch einige Abfüllbetriebe.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text:soft-page-break/>Sorge, ist nicht kompliziert. Alles was ihr tun müsst, ist aufstehen, wenn unser Souffleuri hier vorne aufsteht und euch wieder hinsetzen, wenn es sich hinsetzt.<text:line-break/>[Zeigt auf dasSouffleuri, das eingeweiht ist und zu bestimmten Zeitpunkten im Stück aufsteht, wenn MacNamara durch den Zuschauerraum geht]</text:p>
      <text:p text:style-name="Text_20_body">Können wir das mal kurz probieren, damit das gleich auch richtig klappt?</text:p>
      <text:p text:style-name="Text_20_body">[Souffleuri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Licht au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MacNAMARA: 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q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Kommissar Peripetchikoff, Vorsitzender unserer Handelskommission, und Genosse Borodenko, vom<text:line-break/>Sprudel-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 [setzt sich]</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 [setzt sich]</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 [setzt sich]</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sie stehen auf]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n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he boys are so cute...</text:p>
      <text:p text:style-name="Text_20_body">[to MacNamara] May I have your hat? [Sie nimmt seinen Hut und hält ihn den drei Crewmitgliedern hin] </text:p>
      <text:p text:style-name="Text_20_body"><text:soft-page-break/>Okay, Fans. Throw 'em 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Flight Crew ab]</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 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to her parents and tell the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Scarlett steigt hinten ins Auto. Phyllis and MacNamara schauen sich beim Einsteigen an]</text:p>
      <text:p text:style-name="Text_20_body">MacNAMARA: What have we got here? _</text:p>
      <text:p text:style-name="Text_20_body">PHYLLIS: Whatever it is, it's all ours for the next two weeks. Isn't that marvy?</text:p>
      <text:p text:style-name="Text_20_body">[Licht aus]</text:p>
      <text:h text:style-name="P8"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n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6">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s amerikanischen Sektors. Weiter! Bringen Sie mir Bürgermeister Willy 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in Bild sehen?</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wo ich herkomme, ist jeder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r Sichel... und einem Hammer!</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missile launching</text:span> husband. She married a communist and is about to leave for Moscow!</text:p>
      <text:p text:style-name="Text_20_body">PHYLLIS: A Communist?... This is going to be the biggest thing to hit Atlanta since General Sherman burned it down in the Civil War...</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p>
      <text:p text:style-name="Text_20_body">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7">[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in biß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ben sie denn da hinten auf dem Fa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ü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t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 habe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Bonanza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Du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8"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 Lange nicht gesehen...</text:p>
      <text:p text:style-name="Text_20_body">MacNAMARA: Na, wenn das nicht meine alten Freunde sind...</text:p>
      <text:p text:style-name="Text_20_body">MI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Hat sich ihre Zentrale in Atlanta doch für unseren Coca-Cola-Deal entschieden?</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text:soft-page-break/>MacNAMARA: Richtig.</text:p>
      <text:p text:style-name="Text_20_body">PERIPETCHIKOFF: [wirft die Hände hoch] Unmöglich, mein Freund. Wir können uns nicht in die inneren Angelegenheiten von souveräne Republik Ostdeutschland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text:soft-page-break/>nicht wirklich vom Sprudel-Sekretariat [zieht ein metallenes Identifikationsschild aus seiner 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8"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ä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6">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prudel-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8"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reight" svg:font-family="freight, freight-fallback, 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0.</text:chapter><text:tab/><text:chapter text:display="name" text:outline-level="1">Prolog</text:chapter><text:tab/><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5-23T09:15:53.29</dc:date>
    <dc:creator>Jirka Dell'Oro-Friedl</dc:creator>
    <meta:editing-duration>P30DT1H47M49S</meta:editing-duration>
    <meta:editing-cycles>158</meta:editing-cycles>
    <meta:generator>OpenOffice/4.1.15$Win32 OpenOffice.org_project/4115m2$Build-9813</meta:generator>
    <meta:printed-by>Jirka Dell'Oro-Friedl</meta:printed-by>
    <meta:print-date>2025-04-29T15:33:37.93</meta:print-date>
    <meta:document-statistic meta:table-count="1" meta:image-count="0" meta:object-count="2" meta:page-count="78" meta:paragraph-count="1605" meta:word-count="23956" meta:character-count="1541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862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7" style:family="table-cell" style:parent-style-name="Default">
      <style:map style:condition="is-true-formula(MOD(ROW();4) =0)" style:apply-style-name="Raster" style:base-cell-address="Tabelle1.B4"/>
      <style:map style:condition="is-true-formula(MOD(COLUMN();4)-2=0)" style:apply-style-name="Raster" style:base-cell-address="Tabelle1.B4"/>
    </style:style>
    <style:style style:name="ce8"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9"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B4"/>
      <style:map style:condition="is-true-formula(MOD(COLUMN();4)-2=0)" style:apply-style-name="Raster" style:base-cell-address="Tabelle1.B4"/>
    </style:style>
    <style:style style:name="ce10" style:family="table-cell" style:parent-style-name="Default">
      <style:table-cell-properties style:text-align-source="fix" style:repeat-content="false" fo:background-color="transparent" style:vertical-align="top"/>
      <style:paragraph-properties fo:text-align="center" fo:margin-left="0in"/>
    </style:style>
    <style:style style:name="ce11" style:family="table-cell" style:parent-style-name="Default">
      <style:table-cell-properties style:text-align-source="fix" style:repeat-content="false" fo:background-color="transparent"/>
      <style:paragraph-properties fo:text-align="center" fo:margin-left="0in"/>
    </style:style>
    <style:style style:name="ce12" style:family="table-cell" style:parent-style-name="Default">
      <style:table-cell-properties fo:background-color="#eeeeee" style:text-align-source="fix" style:repeat-content="false" style:rotation-angle="90"/>
      <style:paragraph-properties fo:text-align="center" fo:margin-left="0in"/>
    </style:style>
    <style:style style:name="ce13" style:family="table-cell" style:parent-style-name="Default">
      <style:table-cell-properties fo:background-color="#ccffff" style:text-align-source="fix" style:repeat-content="false" style:rotation-angle="90"/>
      <style:paragraph-properties fo:text-align="center" fo:margin-left="0in"/>
    </style:style>
    <style:style style:name="ce14" style:family="table-cell" style:parent-style-name="Default">
      <style:table-cell-properties fo:background-color="#ffff99" style:text-align-source="fix" style:repeat-content="false" style:rotation-angle="90"/>
      <style:paragraph-properties fo:text-align="center" fo:margin-left="0in"/>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1"/>
        <table:table-column table:style-name="co3" table:number-columns-repeated="25" table:default-cell-style-name="ce11"/>
        <table:table-column table:style-name="co4" table:number-columns-repeated="990" table:default-cell-style-name="ce11"/>
        <table:table-row table:style-name="ro1" table:number-rows-repeated="2">
          <table:table-cell table:style-name="ce1"/>
          <table:table-cell table:style-name="ce4" table:number-columns-repeated="7"/>
          <table:table-cell/>
          <table:table-cell table:style-name="ce4"/>
          <table:table-cell table:number-columns-repeated="3"/>
          <table:table-cell table:style-name="ce4"/>
          <table:table-cell table:number-columns-repeated="1006"/>
        </table:table-row>
        <table:table-row table:style-name="ro2">
          <table:table-cell/>
          <table:table-cell table:style-name="ce5" office:value-type="string">
            <text:p>CC. R. MacNAMARA </text:p>
          </table:table-cell>
          <table:table-cell table:style-name="ce5" office:value-type="string">
            <text:p>SCHLEMMER</text:p>
          </table:table-cell>
          <table:table-cell table:style-name="ce5" office:value-type="string">
            <text:p>SCARLETT HAZELTINE</text:p>
          </table:table-cell>
          <table:table-cell table:style-name="ce5" office:value-type="string">
            <text:p>OTTO LUDWIG PIFFL</text:p>
          </table:table-cell>
          <table:table-cell table:style-name="ce5" office:value-type="string">
            <text:p>INGEBORG</text:p>
          </table:table-cell>
          <table:table-cell table:style-name="ce5" office:value-type="string">
            <text:p>PHYLLIS MacNAMARA</text:p>
          </table:table-cell>
          <table:table-cell table:style-name="ce12" office:value-type="string">
            <text:p>FRITZ</text:p>
          </table:table-cell>
          <table:table-cell table:style-name="ce12" office:value-type="string">
            <text:p>SCHNEIDER</text:p>
          </table:table-cell>
          <table:table-cell table:style-name="ce13" office:value-type="string">
            <text:p>PERIPETCHIKOFF</text:p>
          </table:table-cell>
          <table:table-cell table:style-name="ce13" office:value-type="string">
            <text:p>BORODENKO</text:p>
          </table:table-cell>
          <table:table-cell table:style-name="ce13" office:value-type="string">
            <text:p>MISHKIN</text:p>
          </table:table-cell>
          <table:table-cell table:style-name="ce14" office:value-type="string">
            <text:p>WENDELL P, HAZELTINE</text:p>
          </table:table-cell>
          <table:table-cell table:style-name="ce12" office:value-type="string">
            <text:p>FRAU HAZELTINE</text:p>
          </table:table-cell>
          <table:table-cell table:style-name="ce12" office:value-type="string">
            <text:p>WACHE1</text:p>
          </table:table-cell>
          <table:table-cell table:style-name="ce14" office:value-type="string">
            <text:p>JOURNALIST</text:p>
          </table:table-cell>
          <table:table-cell table:style-name="ce14" office:value-type="string">
            <text:p>MALER</text:p>
          </table:table-cell>
          <table:table-cell table:style-name="ce12" office:value-type="string">
            <text:p>WACHE2</text:p>
          </table:table-cell>
          <table:table-cell table:style-name="ce14" office:value-type="string">
            <text:p>GRAF von DROSTE-SCHATTENBURG</text:p>
          </table:table-cell>
          <table:table-cell table:style-name="ce14" office:value-type="string">
            <text:p>DR. BAUER</text:p>
          </table:table-cell>
          <table:table-cell table:style-name="ce14" office:value-type="string">
            <text:p>FLIGHTCREW</text:p>
          </table:table-cell>
          <table:table-cell table:style-name="ce12" office:value-type="string">
            <text:p>HAAR- UND HAUTPFLEGERIN</text:p>
          </table:table-cell>
          <table:table-cell table:style-name="ce14" office:value-type="string">
            <text:p>HERRENAUSSTATTER</text:p>
          </table:table-cell>
          <table:table-cell table:style-name="ce14" office:value-type="string">
            <text:p>BLUMENHÄNDLER</text:p>
          </table:table-cell>
          <table:table-cell table:style-name="ce12" office:value-type="string">
            <text:p>STEWARDESS</text:p>
          </table:table-cell>
          <table:table-cell table:style-name="ce12" office:value-type="string">
            <text:p>SEKRETÄRIN</text:p>
          </table:table-cell>
          <table:table-cell table:style-name="ce12" office:value-type="string">
            <text:p>ZEIDILITZ</text:p>
          </table:table-cell>
          <table:table-cell table:style-name="ce14" office:value-type="string">
            <text:p>KELLNER</text:p>
          </table:table-cell>
          <table:table-cell table:style-name="ce14" office:value-type="string">
            <text:p>KRAUSE</text:p>
          </table:table-cell>
          <table:table-cell table:style-name="ce12" office:value-type="string">
            <text:p>MASTER OF CEREMONY (MC) </text:p>
          </table:table-cell>
          <table:table-cell table:number-columns-repeated="990"/>
        </table:table-row>
        <table:table-row table:style-name="ro3">
          <table:table-cell table:style-name="ce3" office:value-type="string">
            <text:p><text:s/>0.Prolog</text:p>
          </table:table-cell>
          <table:table-cell table:style-name="ce6" table:number-columns-repeated="28"/>
          <table:table-cell table:style-name="ce6" office:value-type="string">
            <text:p>X</text:p>
          </table:table-cell>
          <table:table-cell table:style-name="ce10" table:number-columns-repeated="990"/>
        </table:table-row>
        <table:table-row table:style-name="ro3">
          <table:table-cell table:style-name="ce3" office:value-type="string">
            <text:p><text:s/>1.Büro 1: Schlemmer</text:p>
          </table:table-cell>
          <table:table-cell table:number-columns-repeated="2" table:style-name="ce6" office:value-type="string">
            <text:p>X</text:p>
          </table:table-cell>
          <table:table-cell table:style-name="ce6" table:number-columns-repeated="4"/>
          <table:table-cell table:style-name="ce6" office:value-type="string">
            <text:p>X</text:p>
          </table:table-cell>
          <table:table-cell table:style-name="ce6" table:number-columns-repeated="22"/>
          <table:table-cell table:style-name="ce10" table:number-columns-repeated="990"/>
        </table:table-row>
        <table:table-row table:style-name="ro3">
          <table:table-cell table:style-name="ce3" office:value-type="string">
            <text:p><text:s/>2.Büro 2: Ingeborg</text:p>
          </table:table-cell>
          <table:table-cell table:style-name="ce6" office:value-type="string">
            <text:p>X</text:p>
          </table:table-cell>
          <table:table-cell table:style-name="ce6" office:value-type="string">
            <text:p>O</text:p>
          </table:table-cell>
          <table:table-cell table:style-name="ce6" table:number-columns-repeated="2"/>
          <table:table-cell table:number-columns-repeated="2" table:style-name="ce6" office:value-type="string">
            <text:p>X</text:p>
          </table:table-cell>
          <table:table-cell table:style-name="ce6" table:number-columns-repeated="23"/>
          <table:table-cell table:style-name="ce10" table:number-columns-repeated="990"/>
        </table:table-row>
        <table:table-row table:style-name="ro3">
          <table:table-cell table:style-name="ce3" office:value-type="string">
            <text:p><text:s/>3.Büro 3: Kommission</text:p>
          </table:table-cell>
          <table:table-cell table:style-name="ce6" office:value-type="string">
            <text:p>X</text:p>
          </table:table-cell>
          <table:table-cell table:style-name="ce6" table:number-columns-repeated="7"/>
          <table:table-cell table:number-columns-repeated="3" table:style-name="ce6" office:value-type="string">
            <text:p>X</text:p>
          </table:table-cell>
          <table:table-cell table:style-name="ce6" table:number-columns-repeated="18"/>
          <table:table-cell table:style-name="ce10" table:number-columns-repeated="990"/>
        </table:table-row>
        <table:table-row table:style-name="ro4">
          <table:table-cell table:style-name="ce3" office:value-type="string">
            <text:p><text:s/>4.Büro 4: Hazeltine 1</text:p>
          </table:table-cell>
          <table:table-cell table:number-columns-repeated="2" table:style-name="ce6" office:value-type="string">
            <text:p>X</text:p>
          </table:table-cell>
          <table:table-cell table:style-name="ce6" table:number-columns-repeated="9"/>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5.Flughafen 1: Scarlett</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3"/>
          <table:table-cell table:style-name="ce6" office:value-type="float" office:value="3">
            <text:p>3</text:p>
          </table:table-cell>
          <table:table-cell table:style-name="ce6" table:number-columns-repeated="3"/>
          <table:table-cell table:style-name="ce6" office:value-type="string">
            <text:p>O</text:p>
          </table:table-cell>
          <table:table-cell table:style-name="ce6" table:number-columns-repeated="5"/>
          <table:table-cell table:style-name="ce10" table:number-columns-repeated="990"/>
        </table:table-row>
        <table:table-row table:style-name="ro4">
          <table:table-cell table:style-name="ce3" office:value-type="string">
            <text:p><text:s/>6.Büro 5: Scarlett vermisst</text:p>
          </table:table-cell>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4"/>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7.Büro 6: Scarlett zurück</text:p>
          </table:table-cell>
          <table:table-cell table:style-name="ce6" office:value-type="string">
            <text:p>X</text:p>
          </table:table-cell>
          <table:table-cell table:style-name="ce6"/>
          <table:table-cell table:style-name="ce6" office:value-type="string">
            <text:p>X</text:p>
          </table:table-cell>
          <table:table-cell table:style-name="ce6" table:number-columns-repeated="26"/>
          <table:table-cell table:style-name="ce10" table:number-columns-repeated="990"/>
        </table:table-row>
        <table:table-row table:style-name="ro4">
          <table:table-cell table:style-name="ce3" office:value-type="string">
            <text:p><text:s/>8.Büro 7: Otto</text:p>
          </table:table-cell>
          <table:table-cell table:style-name="ce6" office:value-type="string">
            <text:p>X</text:p>
          </table:table-cell>
          <table:table-cell table:style-name="ce6" office:value-type="string">
            <text:p>O</text:p>
          </table:table-cell>
          <table:table-cell table:number-columns-repeated="2" table:style-name="ce6" office:value-type="string">
            <text:p>X</text:p>
          </table:table-cell>
          <table:table-cell table:style-name="ce6"/>
          <table:table-cell table:style-name="ce6" office:value-type="string">
            <text:p>X</text:p>
          </table:table-cell>
          <table:table-cell table:style-name="ce6" table:number-columns-repeated="23"/>
          <table:table-cell table:style-name="ce10" table:number-columns-repeated="990"/>
        </table:table-row>
        <table:table-row table:style-name="ro4">
          <table:table-cell table:style-name="ce3" office:value-type="string">
            <text:p><text:s/>9.Straße 1: Festnahme</text:p>
          </table:table-cell>
          <table:table-cell table:style-name="ce7"/>
          <table:table-cell table:style-name="ce6" table:number-columns-repeated="2"/>
          <table:table-cell table:style-name="ce6" office:value-type="string">
            <text:p>X</text:p>
          </table:table-cell>
          <table:table-cell table:style-name="ce6" table:number-columns-repeated="9"/>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2"/>
          <table:table-cell table:style-name="ce10" table:number-columns-repeated="990"/>
        </table:table-row>
        <table:table-row table:style-name="ro4">
          <table:table-cell table:style-name="ce3" office:value-type="string">
            <text:p><text:s/>10.Wohnung 1: Offenbarung</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7"/>
          <table:table-cell table:style-name="ce7"/>
          <table:table-cell table:style-name="ce6" table:number-columns-repeated="4"/>
          <table:table-cell table:style-name="ce6" office:value-type="string">
            <text:p>X</text:p>
          </table:table-cell>
          <table:table-cell table:style-name="ce6" table:number-columns-repeated="10"/>
          <table:table-cell table:style-name="ce10" table:number-columns-repeated="990"/>
        </table:table-row>
        <table:table-row table:style-name="ro4">
          <table:table-cell table:style-name="ce3" office:value-type="string">
            <text:p><text:s/>11.Straße 2: Fahrt nach Osten</text:p>
          </table:table-cell>
          <table:table-cell table:number-columns-repeated="2" table:style-name="ce6" office:value-type="string">
            <text:p>X</text:p>
          </table:table-cell>
          <table:table-cell table:style-name="ce6" table:number-columns-repeated="2"/>
          <table:table-cell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2.DDR 1: Hotel Potemkin</text:p>
          </table:table-cell>
          <table:table-cell table:style-name="ce6" office:value-type="string">
            <text:p>X</text:p>
          </table:table-cell>
          <table:table-cell table:style-name="ce6" table:number-columns-repeated="3"/>
          <table:table-cell table:style-name="ce6" office:value-type="string">
            <text:p>O</text:p>
          </table:table-cell>
          <table:table-cell table:style-name="ce6" table:number-columns-repeated="3"/>
          <table:table-cell table:number-columns-repeated="3" table:style-name="ce6" office:value-type="string">
            <text:p>X</text:p>
          </table:table-cell>
          <table:table-cell table:style-name="ce6" table:number-columns-repeated="17"/>
          <table:table-cell table:style-name="ce6" office:value-type="string">
            <text:p>X</text:p>
          </table:table-cell>
          <table:table-cell table:style-name="ce10" table:number-columns-repeated="990"/>
        </table:table-row>
        <table:table-row table:style-name="ro4">
          <table:table-cell table:style-name="ce3" office:value-type="string">
            <text:p><text:s/>13.DDR 2: Verhör</text:p>
          </table:table-cell>
          <table:table-cell table:style-name="ce7"/>
          <table:table-cell table:style-name="ce6" table:number-columns-repeated="2"/>
          <table:table-cell table:style-name="ce6" office:value-type="string">
            <text:p>X</text:p>
          </table:table-cell>
          <table:table-cell table:style-name="ce6" table:number-columns-repeated="4"/>
          <table:table-cell table:number-columns-repeated="3" table:style-name="ce6" office:value-type="string">
            <text:p>X</text:p>
          </table:table-cell>
          <table:table-cell table:style-name="ce6" table:number-columns-repeated="5"/>
          <table:table-cell table:style-name="ce6" office:value-type="string">
            <text:p>X</text:p>
          </table:table-cell>
          <table:table-cell table:style-name="ce6" table:number-columns-repeated="7"/>
          <table:table-cell table:style-name="ce6" office:value-type="string">
            <text:p>X</text:p>
          </table:table-cell>
          <table:table-cell table:style-name="ce6" table:number-columns-repeated="3"/>
          <table:table-cell table:style-name="ce6" office:value-type="string">
            <text:p>X</text:p>
          </table:table-cell>
          <table:table-cell table:style-name="ce10" table:number-columns-repeated="990"/>
        </table:table-row>
        <table:table-row table:style-name="ro4">
          <table:table-cell table:style-name="ce3" office:value-type="string">
            <text:p><text:s/>14.Strasse 3: Austausch</text:p>
          </table:table-cell>
          <table:table-cell table:number-columns-repeated="2" table:style-name="ce6" office:value-type="string">
            <text:p>X</text:p>
          </table:table-cell>
          <table:table-cell table:style-name="ce6"/>
          <table:table-cell table:number-columns-repeated="2" table:style-name="ce6" office:value-type="string">
            <text:p>X</text:p>
          </table:table-cell>
          <table:table-cell table:style-name="ce6"/>
          <table:table-cell table:style-name="ce6" office:value-type="string">
            <text:p>O</text:p>
          </table:table-cell>
          <table:table-cell table:style-name="ce6"/>
          <table:table-cell table:number-columns-repeated="3" table:style-name="ce6" office:value-type="string">
            <text:p>X</text:p>
          </table:table-cell>
          <table:table-cell table:style-name="ce6" table:number-columns-repeated="2"/>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5.Büro 8: Das Erwachen</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6.Büro 9: Hazeltine 2</text:p>
          </table:table-cell>
          <table:table-cell table:style-name="ce6" office:value-type="string">
            <text:p>X</text:p>
          </table:table-cell>
          <table:table-cell table:style-name="ce6"/>
          <table:table-cell table:style-name="ce6" office:value-type="string">
            <text:p>X</text:p>
          </table:table-cell>
          <table:table-cell table:style-name="ce6" table:number-columns-repeated="8"/>
          <table:table-cell table:number-columns-repeated="2" table:style-name="ce6" office:value-type="string">
            <text:p>X</text:p>
          </table:table-cell>
          <table:table-cell table:style-name="ce6" table:number-columns-repeated="16"/>
          <table:table-cell table:style-name="ce10" table:number-columns-repeated="990"/>
        </table:table-row>
        <table:table-row table:style-name="ro4">
          <table:table-cell table:style-name="ce3" office:value-type="string">
            <text:p><text:s/>17.Büro 10: Metamorphose 1</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8.Büro 11: Metamorphose 2</text:p>
          </table:table-cell>
          <table:table-cell table:number-columns-repeated="6"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7"/>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number-columns-repeated="7"/>
          <table:table-cell table:style-name="ce10" table:number-columns-repeated="990"/>
        </table:table-row>
        <table:table-row table:style-name="ro3">
          <table:table-cell table:style-name="ce3" office:value-type="string">
            <text:p>19.Büro 12: Phyllis geht</text:p>
          </table:table-cell>
          <table:table-cell table:style-name="ce6" office:value-type="string">
            <text:p>X</text:p>
          </table:table-cell>
          <table:table-cell table:style-name="ce6" office:value-type="string">
            <text:p>O</text:p>
          </table:table-cell>
          <table:table-cell table:style-name="ce6" office:value-type="string">
            <text:p>A</text:p>
          </table:table-cell>
          <table:table-cell table:number-columns-repeated="3" table:style-name="ce6" office:value-type="string">
            <text:p>X</text:p>
          </table:table-cell>
          <table:table-cell table:style-name="ce6"/>
          <table:table-cell table:style-name="ce6" office:value-type="string">
            <text:p>O</text:p>
          </table:table-cell>
          <table:table-cell table:style-name="ce6" table:number-columns-repeated="17"/>
          <table:table-cell table:style-name="ce6" office:value-type="string">
            <text:p>O</text:p>
          </table:table-cell>
          <table:table-cell table:style-name="ce6" table:number-columns-repeated="3"/>
          <table:table-cell table:style-name="ce10" table:number-columns-repeated="990"/>
        </table:table-row>
        <table:table-row table:style-name="ro4">
          <table:table-cell table:style-name="ce3" office:value-type="string">
            <text:p><text:s/>20.Büro 13: Menü</text:p>
          </table:table-cell>
          <table:table-cell table:number-columns-repeated="4" table:style-name="ce8" office:value-type="string">
            <text:p>X</text:p>
          </table:table-cell>
          <table:table-cell table:style-name="ce8" table:number-columns-repeated="3"/>
          <table:table-cell table:style-name="ce8" office:value-type="string">
            <text:p>X</text:p>
          </table:table-cell>
          <table:table-cell table:style-name="ce8" table:number-columns-repeated="6"/>
          <table:table-cell table:style-name="ce8" office:value-type="string">
            <text:p>X</text:p>
          </table:table-cell>
          <table:table-cell table:style-name="ce8" table:number-columns-repeated="11"/>
          <table:table-cell table:style-name="ce8" office:value-type="string">
            <text:p>X</text:p>
          </table:table-cell>
          <table:table-cell table:style-name="ce8" table:number-columns-repeated="2"/>
          <table:table-cell table:style-name="ce10" table:number-columns-repeated="990"/>
        </table:table-row>
        <table:table-row table:style-name="ro4">
          <table:table-cell table:style-name="ce3" office:value-type="string">
            <text:p><text:s/>21.Büro 14: Der Graf</text:p>
          </table:table-cell>
          <table:table-cell table:style-name="ce9" office:value-type="string">
            <text:p>X</text:p>
          </table:table-cell>
          <table:table-cell table:style-name="ce9"/>
          <table:table-cell table:number-columns-repeated="2" table:style-name="ce9" office:value-type="string">
            <text:p>X</text:p>
          </table:table-cell>
          <table:table-cell table:style-name="ce9" table:number-columns-repeated="13"/>
          <table:table-cell table:style-name="ce9" office:value-type="string">
            <text:p>X</text:p>
          </table:table-cell>
          <table:table-cell table:style-name="ce9" table:number-columns-repeated="11"/>
          <table:table-cell table:style-name="ce10" table:number-columns-repeated="990"/>
        </table:table-row>
        <table:table-row table:style-name="ro4">
          <table:table-cell table:style-name="ce3" office:value-type="string">
            <text:p><text:s/>22.Büro 15: Journalist</text:p>
          </table:table-cell>
          <table:table-cell table:number-columns-repeated="3" table:style-name="ce9" office:value-type="string">
            <text:p>X</text:p>
          </table:table-cell>
          <table:table-cell table:style-name="ce9" table:number-columns-repeated="11"/>
          <table:table-cell table:number-columns-repeated="2" table:style-name="ce9" office:value-type="string">
            <text:p>X</text:p>
          </table:table-cell>
          <table:table-cell table:style-name="ce9" table:number-columns-repeated="11"/>
          <table:table-cell table:style-name="ce9" office:value-type="string">
            <text:p>X</text:p>
          </table:table-cell>
          <table:table-cell table:style-name="ce7"/>
          <table:table-cell table:style-name="ce10" table:number-columns-repeated="990"/>
        </table:table-row>
        <table:table-row table:style-name="ro4">
          <table:table-cell table:style-name="ce3" office:value-type="string">
            <text:p><text:s/>23.Büro 16: Peripetchikoff</text:p>
          </table:table-cell>
          <table:table-cell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0"/>
          <table:table-cell table:style-name="ce10" table:number-columns-repeated="990"/>
        </table:table-row>
        <table:table-row table:style-name="ro4">
          <table:table-cell table:style-name="ce3" office:value-type="string">
            <text:p><text:s/>24.Straße 4: Fahrt zum Flughafen</text:p>
          </table:table-cell>
          <table:table-cell table:number-columns-repeated="4"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7"/>
          <table:table-cell table:style-name="ce9" office:value-type="string">
            <text:p>X</text:p>
          </table:table-cell>
          <table:table-cell table:style-name="ce9" table:number-columns-repeated="6"/>
          <table:table-cell table:style-name="ce9" office:value-type="string">
            <text:p>O</text:p>
          </table:table-cell>
          <table:table-cell table:style-name="ce9" table:number-columns-repeated="6"/>
          <table:table-cell table:style-name="ce10" table:number-columns-repeated="990"/>
        </table:table-row>
        <table:table-row table:style-name="ro4">
          <table:table-cell table:style-name="Default" office:value-type="string">
            <text:p><text:s/>25.Flughafen 2: Hazeltines</text:p>
          </table:table-cell>
          <table:table-cell table:style-name="ce9" office:value-type="string">
            <text:p>X</text:p>
          </table:table-cell>
          <table:table-cell table:style-name="ce9" office:value-type="string">
            <text:p>O</text:p>
          </table:table-cell>
          <table:table-cell table:number-columns-repeated="2" table:style-name="ce9" office:value-type="string">
            <text:p>X</text:p>
          </table:table-cell>
          <table:table-cell table:style-name="ce9" table:number-columns-repeated="2"/>
          <table:table-cell table:number-columns-repeated="2" table:style-name="ce9" office:value-type="string">
            <text:p>O</text:p>
          </table:table-cell>
          <table:table-cell table:style-name="ce9" table:number-columns-repeated="3"/>
          <table:table-cell table:number-columns-repeated="2" table:style-name="ce9" office:value-type="string">
            <text:p>X</text:p>
          </table:table-cell>
          <table:table-cell table:style-name="ce9" table:number-columns-repeated="2"/>
          <table:table-cell table:style-name="ce9" office:value-type="string">
            <text:p>O</text:p>
          </table:table-cell>
          <table:table-cell table:style-name="ce9" table:number-columns-repeated="13"/>
          <table:table-cell table:style-name="ce10" table:number-columns-repeated="990"/>
        </table:table-row>
        <table:table-row table:style-name="ro4">
          <table:table-cell table:style-name="Default" office:value-type="string">
            <text:p><text:s/>26.Flughafen 3: Phyllis</text:p>
          </table:table-cell>
          <table:table-cell table:style-name="ce9" office:value-type="string">
            <text:p>X</text:p>
          </table:table-cell>
          <table:table-cell table:style-name="ce9" table:number-columns-repeated="4"/>
          <table:table-cell table:style-name="ce9" office:value-type="string">
            <text:p>X</text:p>
          </table:table-cell>
          <table:table-cell table:style-name="ce9" table:number-columns-repeated="23"/>
          <table:table-cell table:style-name="ce10" table:number-columns-repeated="990"/>
        </table:table-row>
        <table:table-row table:style-name="ro4">
          <table:table-cell table:style-name="ce3"/>
          <table:table-cell table:style-name="ce10" table:number-columns-repeated="1019"/>
        </table:table-row>
        <table:table-row table:style-name="ro4">
          <table:table-cell table:style-name="ce3" office:value-type="string">
            <text:p>Szenen</text:p>
          </table:table-cell>
          <table:table-cell table:style-name="ce10" table:formula="of:=COUNTA([.B4:.B30])" office:value-type="float" office:value="24">
            <text:p>24</text:p>
          </table:table-cell>
          <table:table-cell table:style-name="ce10" table:formula="of:=COUNTA([.C4:.C30])" office:value-type="float" office:value="15">
            <text:p>15</text:p>
          </table:table-cell>
          <table:table-cell table:style-name="ce10" table:formula="of:=COUNTA([.D4:.D30])" office:value-type="float" office:value="14">
            <text:p>14</text:p>
          </table:table-cell>
          <table:table-cell table:style-name="ce10" table:formula="of:=COUNTA([.E4:.E30])" office:value-type="float" office:value="13">
            <text:p>13</text:p>
          </table:table-cell>
          <table:table-cell table:style-name="ce10" table:formula="of:=COUNTA([.F4:.F30])" office:value-type="float" office:value="10">
            <text:p>10</text:p>
          </table:table-cell>
          <table:table-cell table:style-name="ce10" table:formula="of:=COUNTA([.G4:.G30])" office:value-type="float" office:value="8">
            <text:p>8</text:p>
          </table:table-cell>
          <table:table-cell table:style-name="ce10" table:formula="of:=COUNTA([.H4:.H30])" office:value-type="float" office:value="6">
            <text:p>6</text:p>
          </table:table-cell>
          <table:table-cell table:style-name="ce10" table:formula="of:=COUNTA([.I4:.I30])" office:value-type="float" office:value="6">
            <text:p>6</text:p>
          </table:table-cell>
          <table:table-cell table:style-name="ce10" table:formula="of:=COUNTA([.J4:.J30])" office:value-type="float" office:value="5">
            <text:p>5</text:p>
          </table:table-cell>
          <table:table-cell table:style-name="ce10" table:formula="of:=COUNTA([.K4:.K30])" office:value-type="float" office:value="4">
            <text:p>4</text:p>
          </table:table-cell>
          <table:table-cell table:style-name="ce10" table:formula="of:=COUNTA([.L4:.L30])" office:value-type="float" office:value="4">
            <text:p>4</text:p>
          </table:table-cell>
          <table:table-cell table:style-name="ce10" table:formula="of:=COUNTA([.M4:.M30])" office:value-type="float" office:value="4">
            <text:p>4</text:p>
          </table:table-cell>
          <table:table-cell table:style-name="ce10" table:formula="of:=COUNTA([.N4:.N30])" office:value-type="float" office:value="2">
            <text:p>2</text:p>
          </table:table-cell>
          <table:table-cell table:style-name="ce10" table:formula="of:=COUNTA([.O4:.O30])" office:value-type="float" office:value="3">
            <text:p>3</text:p>
          </table:table-cell>
          <table:table-cell table:style-name="ce10" table:formula="of:=COUNTA([.P4:.P30])" office:value-type="float" office:value="3">
            <text:p>3</text:p>
          </table:table-cell>
          <table:table-cell table:style-name="ce10" table:formula="of:=COUNTA([.Q4:.Q30])" office:value-type="float" office:value="3">
            <text:p>3</text:p>
          </table:table-cell>
          <table:table-cell table:style-name="ce10" table:formula="of:=COUNTA([.R4:.R30])" office:value-type="float" office:value="2">
            <text:p>2</text:p>
          </table:table-cell>
          <table:table-cell table:style-name="ce10" table:formula="of:=COUNTA([.S4:.S30])" office:value-type="float" office:value="2">
            <text:p>2</text:p>
          </table:table-cell>
          <table:table-cell table:style-name="ce10" table:formula="of:=COUNTA([.T4:.T30])" office:value-type="float" office:value="1">
            <text:p>1</text:p>
          </table:table-cell>
          <table:table-cell table:style-name="ce10" table:formula="of:=COUNTA([.U4:.U30])" office:value-type="float" office:value="1">
            <text:p>1</text:p>
          </table:table-cell>
          <table:table-cell table:style-name="ce10" table:formula="of:=COUNTA([.V4:.V30])" office:value-type="float" office:value="1">
            <text:p>1</text:p>
          </table:table-cell>
          <table:table-cell table:style-name="ce10" table:formula="of:=COUNTA([.W4:.W30])" office:value-type="float" office:value="1">
            <text:p>1</text:p>
          </table:table-cell>
          <table:table-cell table:style-name="ce10" table:formula="of:=COUNTA([.X4:.X30])" office:value-type="float" office:value="1">
            <text:p>1</text:p>
          </table:table-cell>
          <table:table-cell table:style-name="ce10" table:formula="of:=COUNTA([.Y4:.Y30])" office:value-type="float" office:value="1">
            <text:p>1</text:p>
          </table:table-cell>
          <table:table-cell table:style-name="ce10" table:formula="of:=COUNTA([.Z4:.Z30])" office:value-type="float" office:value="1">
            <text:p>1</text:p>
          </table:table-cell>
          <table:table-cell table:style-name="ce10" table:formula="of:=COUNTA([.AA4:.AA30])" office:value-type="float" office:value="1">
            <text:p>1</text:p>
          </table:table-cell>
          <table:table-cell table:style-name="ce10" table:formula="of:=COUNTA([.AB4:.AB30])" office:value-type="float" office:value="1">
            <text:p>1</text:p>
          </table:table-cell>
          <table:table-cell table:style-name="ce10" table:formula="of:=COUNTA([.AC4:.AC30])" office:value-type="float" office:value="1">
            <text:p>1</text:p>
          </table:table-cell>
          <table:table-cell table:style-name="ce10" table:formula="of:=COUNTA([.AD4:.AD30])" office:value-type="float" office:value="3">
            <text:p>3</text:p>
          </table:table-cell>
          <table:table-cell table:style-name="ce10" table:number-columns-repeated="990"/>
        </table:table-row>
        <table:table-row table:style-name="ro4" table:number-rows-repeated="9">
          <table:table-cell table:style-name="ce3"/>
          <table:table-cell table:style-name="ce10" table:number-columns-repeated="1019"/>
        </table:table-row>
        <table:table-row table:style-name="ro4" table:number-rows-repeated="1048534">
          <table:table-cell table:number-columns-repeated="1020"/>
        </table:table-row>
        <table:table-row table:style-name="ro4">
          <table:table-cell table:number-columns-repeated="1020"/>
        </table:table-row>
      </table:table>
      <table:database-ranges>
        <table:database-range table:target-range-address="Tabelle1.B3:Tabelle1.AD30"/>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7">05/17/2025</text:date>, <text:time>19:3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8041" number:language="de" number:country="DE">
      <number:hours number:style="long"/>
      <number:text>:</number:text>
      <number:minutes number:style="long"/>
      <number:text>:</number:text>
      <number:seconds number:style="long"/>
    </number:time-style>
    <style:style style:name="ce1" style:family="table-cell" style:parent-style-name="Default" style:data-style-name="N8041"/>
  </office:automatic-styles>
  <office:body>
    <office:spreadsheet>
      <table:table table:name="Tabelle3" table:style-name="ta1" table:print="false">
        <table:table-column table:style-name="co1" table:default-cell-style-name="ce1"/>
        <table:table-row table:style-name="ro1">
          <table:table-cell office:value-type="time" office:time-value="PT00H15M00S">
            <text:p>00:15:00</text:p>
          </table:table-cell>
        </table:table-row>
        <table:table-row table:style-name="ro1">
          <table:table-cell office:value-type="time" office:time-value="PT00H04M00S">
            <text:p>00:04:00</text:p>
          </table:table-cell>
        </table:table-row>
        <table:table-row table:style-name="ro1">
          <table:table-cell office:value-type="time" office:time-value="PT00H04M30S">
            <text:p>00:04:30</text:p>
          </table:table-cell>
        </table:table-row>
        <table:table-row table:style-name="ro1">
          <table:table-cell office:value-type="time" office:time-value="PT00H07M30S">
            <text:p>00:07:30</text:p>
          </table:table-cell>
        </table:table-row>
        <table:table-row table:style-name="ro1">
          <table:table-cell office:value-type="time" office:time-value="PT00H05M30S">
            <text:p>00:05:30</text:p>
          </table:table-cell>
        </table:table-row>
        <table:table-row table:style-name="ro1">
          <table:table-cell office:value-type="time" office:time-value="PT00H07M00S">
            <text:p>00:07:00</text:p>
          </table:table-cell>
        </table:table-row>
        <table:table-row table:style-name="ro1">
          <table:table-cell office:value-type="time" office:time-value="PT00H11M00S">
            <text:p>00:11:00</text:p>
          </table:table-cell>
        </table:table-row>
        <table:table-row table:style-name="ro1">
          <table:table-cell office:value-type="time" office:time-value="PT00H06M30S">
            <text:p>00:06:30</text:p>
          </table:table-cell>
        </table:table-row>
        <table:table-row table:style-name="ro1">
          <table:table-cell office:value-type="time" office:time-value="PT00H10M30S">
            <text:p>00:10:30</text:p>
          </table:table-cell>
        </table:table-row>
        <table:table-row table:style-name="ro1">
          <table:table-cell office:value-type="time" office:time-value="PT00H02M00S">
            <text:p>00:02:00</text:p>
          </table:table-cell>
        </table:table-row>
        <table:table-row table:style-name="ro1">
          <table:table-cell office:value-type="time" office:time-value="PT00H11M00S">
            <text:p>00:11:00</text:p>
          </table:table-cell>
        </table:table-row>
        <table:table-row table:style-name="ro1">
          <table:table-cell office:value-type="time" office:time-value="PT00H02M00S">
            <text:p>00:02:00</text:p>
          </table:table-cell>
        </table:table-row>
        <table:table-row table:style-name="ro1">
          <table:table-cell office:value-type="time" office:time-value="PT00H02M30S">
            <text:p>00:02:30</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8M56.923077S">
            <text:p>00:08:57</text:p>
          </table:table-cell>
        </table:table-row>
        <table:table-row table:style-name="ro1">
          <table:table-cell office:value-type="time" office:time-value="PT00H02M14.230769S">
            <text:p>00:02:14</text:p>
          </table:table-cell>
        </table:table-row>
        <table:table-row table:style-name="ro1">
          <table:table-cell office:value-type="time" office:time-value="PT00H04M28.461538S">
            <text:p>00:04:28</text:p>
          </table:table-cell>
        </table:table-row>
        <table:table-row table:style-name="ro1">
          <table:table-cell office:value-type="time" office:time-value="PT00H11M11.153846S">
            <text:p>00:11:11</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2M14.230769S">
            <text:p>00:02:14</text:p>
          </table:table-cell>
        </table:table-row>
        <table:table-row table:style-name="ro1">
          <table:table-cell/>
        </table:table-row>
        <table:table-row table:style-name="ro1">
          <table:table-cell table:style-name="Default"/>
        </table:table-row>
        <table:table-row table:style-name="ro1">
          <table:table-cell table:formula="of:=SUM([.A1:.A27])" office:value-type="time" office:time-value="PT02H49M32.307691S">
            <text:p>02:49:3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1">05/21/2025</text:date>, <text:time>10:49:27</text:time></text:p>
        </style:region-right>
      </style:header>
      <style:header-left style:display="false"/>
      <style:footer>
        <text:p>Seite <text:page-number>1</text:page-number> / <text:page-count>99</text:page-count></text:p>
      </style:footer>
      <style:footer-left style:display="false"/>
    </style:master-page>
  </office:master-styles>
</office:document-styles>
</file>